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51190" officeooo:paragraph-rsid="00151190"/>
    </style:style>
    <style:style style:name="P2" style:family="paragraph" style:parent-style-name="Standard">
      <style:paragraph-properties fo:line-height="150%" fo:text-align="center" style:justify-single-word="false"/>
      <style:text-properties officeooo:rsid="00151190" officeooo:paragraph-rsid="00151190"/>
    </style:style>
    <style:style style:name="P3" style:family="paragraph" style:parent-style-name="Standard">
      <style:paragraph-properties fo:line-height="150%" fo:text-align="start" style:justify-single-word="false"/>
      <style:text-properties officeooo:rsid="00154862" officeooo:paragraph-rsid="00154862"/>
    </style:style>
    <style:style style:name="P4" style:family="paragraph" style:parent-style-name="Standard">
      <style:paragraph-properties fo:line-height="150%" fo:text-align="start" style:justify-single-word="false"/>
      <style:text-properties officeooo:rsid="0019b02b" officeooo:paragraph-rsid="0019b02b"/>
    </style:style>
    <style:style style:name="P5" style:family="paragraph" style:parent-style-name="Standard">
      <style:paragraph-properties fo:line-height="150%" fo:text-align="start" style:justify-single-word="false"/>
      <style:text-properties officeooo:rsid="002091c8" officeooo:paragraph-rsid="00249aed"/>
    </style:style>
    <style:style style:name="P6" style:family="paragraph" style:parent-style-name="Standard" style:list-style-name="L1">
      <style:paragraph-properties fo:line-height="150%" fo:text-align="start" style:justify-single-word="false"/>
      <style:text-properties officeooo:paragraph-rsid="001a5f00"/>
    </style:style>
    <style:style style:name="P7" style:family="paragraph" style:parent-style-name="Standard" style:list-style-name="L2">
      <style:paragraph-properties fo:line-height="150%" fo:text-align="start" style:justify-single-word="false"/>
      <style:text-properties officeooo:rsid="001a5f00" officeooo:paragraph-rsid="001a5f00" fo:background-color="#ffff00"/>
    </style:style>
    <style:style style:name="P8" style:family="paragraph" style:parent-style-name="Standard" style:list-style-name="L2">
      <style:paragraph-properties fo:line-height="150%" fo:text-align="start" style:justify-single-word="false"/>
      <style:text-properties officeooo:rsid="001afb53" officeooo:paragraph-rsid="001afb53" fo:background-color="#ffff00"/>
    </style:style>
    <style:style style:name="P9" style:family="paragraph" style:parent-style-name="Standard" style:list-style-name="L2">
      <style:paragraph-properties fo:line-height="150%" fo:text-align="start" style:justify-single-word="false"/>
      <style:text-properties officeooo:rsid="001afb53" officeooo:paragraph-rsid="0029ba91" fo:background-color="#ffff00"/>
    </style:style>
    <style:style style:name="P10" style:family="paragraph" style:parent-style-name="Standard" style:list-style-name="L2">
      <style:paragraph-properties fo:line-height="150%" fo:text-align="start" style:justify-single-word="false"/>
      <style:text-properties officeooo:rsid="004b0079" officeooo:paragraph-rsid="004b0079" fo:background-color="#ffff00"/>
    </style:style>
    <style:style style:name="P11" style:family="paragraph" style:parent-style-name="Standard" style:list-style-name="L1">
      <style:paragraph-properties fo:line-height="150%" fo:text-align="start" style:justify-single-word="false"/>
      <style:text-properties officeooo:rsid="002091c8" officeooo:paragraph-rsid="002091c8" fo:background-color="#ffff00"/>
    </style:style>
    <style:style style:name="P12" style:family="paragraph" style:parent-style-name="Standard" style:list-style-name="L1">
      <style:paragraph-properties fo:line-height="150%" fo:text-align="start" style:justify-single-word="false"/>
      <style:text-properties officeooo:rsid="00249aed" officeooo:paragraph-rsid="00249aed" fo:background-color="#ffff00"/>
    </style:style>
    <style:style style:name="P13" style:family="paragraph" style:parent-style-name="Standard" style:list-style-name="L1">
      <style:paragraph-properties fo:line-height="150%" fo:text-align="start" style:justify-single-word="false"/>
      <style:text-properties officeooo:rsid="00310d3a" officeooo:paragraph-rsid="00310d3a" fo:background-color="#ffff00"/>
    </style:style>
    <style:style style:name="P14" style:family="paragraph" style:parent-style-name="Standard" style:list-style-name="L1">
      <style:paragraph-properties fo:line-height="150%" fo:text-align="start" style:justify-single-word="false"/>
      <style:text-properties officeooo:rsid="004db5d2" officeooo:paragraph-rsid="004db5d2" fo:background-color="#ffff00"/>
    </style:style>
    <style:style style:name="P15" style:family="paragraph" style:parent-style-name="Standard" style:list-style-name="L1">
      <style:paragraph-properties fo:line-height="150%" fo:text-align="start" style:justify-single-word="false"/>
      <style:text-properties officeooo:rsid="0033536b" officeooo:paragraph-rsid="0033536b" fo:background-color="#ffff00"/>
    </style:style>
    <style:style style:name="P16" style:family="paragraph" style:parent-style-name="Standard" style:list-style-name="L1">
      <style:paragraph-properties fo:line-height="150%" fo:text-align="start" style:justify-single-word="false"/>
      <style:text-properties officeooo:rsid="004f6688" officeooo:paragraph-rsid="004f6688" fo:background-color="#ffff00"/>
    </style:style>
    <style:style style:name="P17" style:family="paragraph" style:parent-style-name="Standard" style:list-style-name="L1">
      <style:paragraph-properties fo:line-height="150%" fo:text-align="start" style:justify-single-word="false"/>
      <style:text-properties officeooo:rsid="001c7226" officeooo:paragraph-rsid="001c7226" fo:background-color="#66ffff"/>
    </style:style>
    <style:style style:name="P18" style:family="paragraph" style:parent-style-name="Standard" style:list-style-name="L3">
      <style:paragraph-properties fo:line-height="150%" fo:text-align="start" style:justify-single-word="false"/>
      <style:text-properties officeooo:rsid="001c7226" officeooo:paragraph-rsid="001c7226" fo:background-color="#66ffff"/>
    </style:style>
    <style:style style:name="P19" style:family="paragraph" style:parent-style-name="Standard" style:list-style-name="L3">
      <style:paragraph-properties fo:line-height="150%" fo:text-align="start" style:justify-single-word="false"/>
      <style:text-properties officeooo:rsid="001c7226" officeooo:paragraph-rsid="007106c9" fo:background-color="#66ffff"/>
    </style:style>
    <style:style style:name="P20" style:family="paragraph" style:parent-style-name="Standard" style:list-style-name="L1">
      <style:paragraph-properties fo:line-height="150%" fo:text-align="start" style:justify-single-word="false"/>
      <style:text-properties officeooo:rsid="002091c8" officeooo:paragraph-rsid="002091c8" fo:background-color="#66ffff"/>
    </style:style>
    <style:style style:name="P21" style:family="paragraph" style:parent-style-name="Standard" style:list-style-name="L1">
      <style:paragraph-properties fo:line-height="150%" fo:text-align="start" style:justify-single-word="false"/>
      <style:text-properties officeooo:rsid="002091c8" officeooo:paragraph-rsid="00751ab1" fo:background-color="#66ffff"/>
    </style:style>
    <style:style style:name="P22" style:family="paragraph" style:parent-style-name="Standard" style:list-style-name="L1">
      <style:paragraph-properties fo:line-height="150%" fo:text-align="start" style:justify-single-word="false"/>
      <style:text-properties officeooo:rsid="00806ff1" officeooo:paragraph-rsid="00806ff1" fo:background-color="#66ffff"/>
    </style:style>
    <style:style style:name="P23" style:family="paragraph" style:parent-style-name="Standard" style:list-style-name="L1">
      <style:paragraph-properties fo:line-height="150%" fo:text-align="start" style:justify-single-word="false"/>
      <style:text-properties officeooo:rsid="00821079" officeooo:paragraph-rsid="00821079" fo:background-color="#66ffff"/>
    </style:style>
    <style:style style:name="P24" style:family="paragraph" style:parent-style-name="Standard" style:list-style-name="L1">
      <style:paragraph-properties fo:line-height="150%" fo:text-align="start" style:justify-single-word="false"/>
      <style:text-properties officeooo:rsid="00461ad9" officeooo:paragraph-rsid="00461ad9" fo:background-color="transparent"/>
    </style:style>
    <style:style style:name="P25" style:family="paragraph" style:parent-style-name="Standard" style:list-style-name="L1">
      <style:paragraph-properties fo:line-height="150%" fo:text-align="start" style:justify-single-word="false"/>
      <style:text-properties officeooo:rsid="00461ad9" officeooo:paragraph-rsid="0077d3fb" fo:background-color="transparent"/>
    </style:style>
    <style:style style:name="P26" style:family="paragraph" style:parent-style-name="Standard" style:list-style-name="L1">
      <style:paragraph-properties fo:line-height="150%" fo:text-align="start" style:justify-single-word="false"/>
      <style:text-properties officeooo:rsid="00465a5e" officeooo:paragraph-rsid="00465a5e" fo:background-color="transparent"/>
    </style:style>
    <style:style style:name="P27" style:family="paragraph" style:parent-style-name="Standard" style:list-style-name="L1">
      <style:paragraph-properties fo:line-height="150%" fo:text-align="start" style:justify-single-word="false"/>
      <style:text-properties officeooo:rsid="00465a5e" officeooo:paragraph-rsid="007cd595" fo:background-color="transparent"/>
    </style:style>
    <style:style style:name="P28" style:family="paragraph" style:parent-style-name="Standard" style:list-style-name="L1">
      <style:paragraph-properties fo:line-height="150%" fo:text-align="start" style:justify-single-word="false"/>
      <style:text-properties officeooo:rsid="0046a5a1" officeooo:paragraph-rsid="0046a5a1" fo:background-color="transparent"/>
    </style:style>
    <style:style style:name="P29" style:family="paragraph" style:parent-style-name="Standard" style:list-style-name="L1">
      <style:paragraph-properties fo:line-height="150%" fo:text-align="start" style:justify-single-word="false"/>
      <style:text-properties officeooo:rsid="0046a5a1" officeooo:paragraph-rsid="007da2e4" fo:background-color="transparent"/>
    </style:style>
    <style:style style:name="P30" style:family="paragraph" style:parent-style-name="Standard">
      <style:paragraph-properties fo:line-height="150%" fo:text-align="start" style:justify-single-word="false"/>
      <style:text-properties officeooo:rsid="00577eff" officeooo:paragraph-rsid="006263ea"/>
    </style:style>
    <style:style style:name="P31" style:family="paragraph" style:parent-style-name="Standard">
      <style:paragraph-properties fo:line-height="150%" fo:text-align="start" style:justify-single-word="false"/>
      <style:text-properties officeooo:rsid="00154862" officeooo:paragraph-rsid="00154862"/>
    </style:style>
    <style:style style:name="P32" style:family="paragraph" style:parent-style-name="Standard">
      <style:paragraph-properties fo:line-height="150%" fo:text-align="start" style:justify-single-word="false"/>
      <style:text-properties fo:font-weight="bold" officeooo:rsid="006bb6bf" officeooo:paragraph-rsid="006bb6bf" style:font-weight-asian="bold" style:font-weight-complex="bold"/>
    </style:style>
    <style:style style:name="P33" style:family="paragraph" style:parent-style-name="Standard">
      <style:paragraph-properties fo:line-height="150%" fo:text-align="start" style:justify-single-word="false"/>
      <style:text-properties fo:font-weight="normal" officeooo:rsid="006bb6bf" officeooo:paragraph-rsid="006bb6bf" style:font-weight-asian="normal" style:font-weight-complex="normal"/>
    </style:style>
    <style:style style:name="T1" style:family="text">
      <style:text-properties officeooo:rsid="0016ad3c"/>
    </style:style>
    <style:style style:name="T2" style:family="text">
      <style:text-properties officeooo:rsid="001afb53"/>
    </style:style>
    <style:style style:name="T3" style:family="text">
      <style:text-properties officeooo:rsid="001c7226"/>
    </style:style>
    <style:style style:name="T4" style:family="text">
      <style:text-properties officeooo:rsid="00238cbd"/>
    </style:style>
    <style:style style:name="T5" style:family="text">
      <style:text-properties officeooo:rsid="0029ba91"/>
    </style:style>
    <style:style style:name="T6" style:family="text">
      <style:text-properties officeooo:rsid="001a5f00" fo:background-color="#ffff00" loext:char-shading-value="0"/>
    </style:style>
    <style:style style:name="T7" style:family="text">
      <style:text-properties officeooo:rsid="001afb53" fo:background-color="#ffff00" loext:char-shading-value="0"/>
    </style:style>
    <style:style style:name="T8" style:family="text">
      <style:text-properties officeooo:rsid="004b0079" fo:background-color="#ffff00" loext:char-shading-value="0"/>
    </style:style>
    <style:style style:name="T9" style:family="text">
      <style:text-properties officeooo:rsid="00461ad9" fo:background-color="#ffff00" loext:char-shading-value="0"/>
    </style:style>
    <style:style style:name="T10" style:family="text">
      <style:text-properties officeooo:rsid="0033536b"/>
    </style:style>
    <style:style style:name="T11" style:family="text">
      <style:text-properties officeooo:rsid="0035d6ff"/>
    </style:style>
    <style:style style:name="T12" style:family="text">
      <style:text-properties officeooo:rsid="003a3f02"/>
    </style:style>
    <style:style style:name="T13" style:family="text">
      <style:text-properties officeooo:rsid="003c361a"/>
    </style:style>
    <style:style style:name="T14" style:family="text">
      <style:text-properties officeooo:rsid="00461ad9"/>
    </style:style>
    <style:style style:name="T15" style:family="text">
      <style:text-properties officeooo:rsid="00465a5e"/>
    </style:style>
    <style:style style:name="T16" style:family="text">
      <style:text-properties officeooo:rsid="0046a5a1"/>
    </style:style>
    <style:style style:name="T17" style:family="text">
      <style:text-properties officeooo:rsid="004f6688"/>
    </style:style>
    <style:style style:name="T18" style:family="text">
      <style:text-properties fo:font-weight="bold" style:font-weight-asian="bold" style:font-weight-complex="bold"/>
    </style:style>
    <style:style style:name="T19" style:family="text">
      <style:text-properties officeooo:rsid="00461ad9" fo:background-color="#66ffff" loext:char-shading-value="0"/>
    </style:style>
    <style:style style:name="T20" style:family="text">
      <style:text-properties officeooo:rsid="005eb68d"/>
    </style:style>
    <style:style style:name="T21" style:family="text">
      <style:text-properties officeooo:rsid="006263ea"/>
    </style:style>
    <style:style style:name="T22" style:family="text">
      <style:text-properties officeooo:rsid="007106c9"/>
    </style:style>
    <style:style style:name="T23" style:family="text">
      <style:text-properties officeooo:rsid="00461ad9" fo:background-color="transparent" loext:char-shading-value="0"/>
    </style:style>
    <style:style style:name="T24" style:family="text">
      <style:text-properties officeooo:rsid="0073e34a" fo:background-color="transparent" loext:char-shading-value="0"/>
    </style:style>
    <style:style style:name="T25" style:family="text">
      <style:text-properties officeooo:rsid="00751ab1"/>
    </style:style>
    <style:style style:name="T26" style:family="text">
      <style:text-properties officeooo:rsid="0077d3fb"/>
    </style:style>
    <style:style style:name="T27" style:family="text">
      <style:text-properties officeooo:rsid="007b60d3"/>
    </style:style>
    <style:style style:name="T28" style:family="text">
      <style:text-properties officeooo:rsid="007d905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1">SWE432</text:p>
      <text:p text:style-name="P1">Prof. Thomas LaToza</text:p>
      <text:p text:style-name="P1">10/05/2017</text:p>
      <text:p text:style-name="P1"/>
      <text:p text:style-name="P2">Homework <text:span text:style-name="T20">5</text:span></text:p>
      <text:p text:style-name="P2">Implementing <text:span text:style-name="T20">Second</text:span> Half of Final Project Backend</text:p>
      <text:p text:style-name="P2"/>
      <text:p text:style-name="P30"><text:span text:style-name="T18">Heroku App URL</text:span>: <text:span text:style-name="T21">https://mighty-everglades-60071.herokuapp.com/</text:span></text:p>
      <text:p text:style-name="P2"/>
      <text:p text:style-name="P3"><text:span text:style-name="T1">utuezi</text:span> is a web app that will create and manage appointments <text:span text:style-name="T1">and connect them with people’s Google Accounts. The app will create, edit, and delete appointments. Appointments will include all of the people involved, which will receive email reminders for their appointments. People invited to appointments will be able to accept them or reject them. The app will interact with the Google Calendar API to create Google Calendar events. The app will have a main screen whith the most recent appointments, and it will also have a list of contacts.</text:span></text:p>
      <text:p text:style-name="P3"/>
      <text:p text:style-name="P32">CHANGES</text:p>
      <text:p text:style-name="P33">After switching the code to follow better data transfer practices for POST, PUT, DELETE requests (by using body-parser instead of the URI itself), I had to reconstruct my endpoints. In the process, the endpoints now follow RESTFUL guidelines more closely.</text:p>
      <text:p text:style-name="P3"/>
      <text:p text:style-name="P4">The app will be able to provide <text:span text:style-name="T3">the following services as </text:span>endpoints. <text:span text:style-name="T14">Highlighted in </text:span><text:span text:style-name="T9">yellow</text:span><text:span text:style-name="T14"> are the ones implemented for HW4 (previous versions are below curernt implementation). The same goes for HW5 implementations. These are highlighted in </text:span><text:span text:style-name="T19">cyan</text:span><text:span text:style-name="T23">, </text:span><text:span text:style-name="T24">and they </text:span><text:span text:style-name="T14">are the ones implemented in HW5</text:span>:</text:p>
      <text:list xml:id="list1732931431987337448" text:style-name="L1">
        <text:list-item>
          <text:p text:style-name="P6"><text:span text:style-name="T8">View, c</text:span><text:span text:style-name="T6">reate, </text:span><text:span text:style-name="T7">modify, and delete</text:span><text:span text:style-name="T6"> users</text:span></text:p>
        </text:list-item>
      </text:list>
      <text:list xml:id="list2482496131614229782" text:style-name="L2">
        <text:list-item>
          <text:list>
            <text:list-item>
              <text:p text:style-name="P7">POST /<text:span text:style-name="T2">users/:userID/email/:email</text:span></text:p>
            </text:list-item>
            <text:list-item>
              <text:p text:style-name="P8">PUT /users/:userID/<text:span text:style-name="T5">email/:email</text:span></text:p>
            </text:list-item>
            <text:list-item>
              <text:p text:style-name="P9">DELETE /<text:span text:style-name="T5">users/:userID</text:span></text:p>
            </text:list-item>
            <text:list-item>
              <text:p text:style-name="P10">GET users/:userID</text:p>
            </text:list-item>
          </text:list>
        </text:list-item>
      </text:list>
      <text:list xml:id="list81805336825242" text:continue-list="list1732931431987337448" text:style-name="L1">
        <text:list-item>
          <text:p text:style-name="P17">Create, modify, and delete appointments</text:p>
        </text:list-item>
      </text:list>
      <text:list xml:id="list267231809916362377" text:style-name="L3">
        <text:list-item>
          <text:list>
            <text:list-item>
              <text:p text:style-name="P18">POST /usesrs/:userID/appointments</text:p>
            </text:list-item>
            <text:list-item>
              <text:p text:style-name="P18"><text:soft-page-break/>PUT/DELETE /users/:userID/appointments</text:p>
              <text:p text:style-name="P19"><text:span text:style-name="T22">(Previously) </text:span>PUT/DELETE /users/:userID/appointments/:appointmentID</text:p>
            </text:list-item>
          </text:list>
        </text:list-item>
      </text:list>
      <text:list xml:id="list81805381369844" text:continue-list="list81805336825242" text:style-name="L1">
        <text:list-item>
          <text:p text:style-name="P20">View this month’s appointments</text:p>
          <text:list>
            <text:list-item>
              <text:p text:style-name="P20">GET <text:bookmark-start text:name="__DdeLink__149_1073718529"/>/users/:userID/<text:bookmark-end text:name="__DdeLink__149_1073718529"/><text:span text:style-name="T25">this_month</text:span></text:p>
              <text:p text:style-name="P21"><text:span text:style-name="T25">(Previously) </text:span>GET /users/:userID/appointments/month</text:p>
            </text:list-item>
          </text:list>
        </text:list-item>
        <text:list-item>
          <text:p text:style-name="P20">View all appointments</text:p>
          <text:list>
            <text:list-item>
              <text:p text:style-name="P20">GET /users/:userID/appointments</text:p>
            </text:list-item>
          </text:list>
        </text:list-item>
        <text:list-item>
          <text:p text:style-name="P11">View user profile</text:p>
          <text:list>
            <text:list-item>
              <text:p text:style-name="P11">GET /users/:userID</text:p>
            </text:list-item>
          </text:list>
        </text:list-item>
        <text:list-item>
          <text:p text:style-name="P20">Search for appointments by <text:span text:style-name="T4">month</text:span></text:p>
          <text:list>
            <text:list-item>
              <text:p text:style-name="P20">GET /users/:userID/apppointments/:<text:span text:style-name="T4">month</text:span></text:p>
            </text:list-item>
          </text:list>
        </text:list-item>
        <text:list-item>
          <text:p text:style-name="P12"><text:span text:style-name="T13">Search for</text:span> <text:span text:style-name="T12">a</text:span> specific friend’<text:span text:style-name="T12">s profile</text:span> within <text:span text:style-name="T12">your</text:span> friends list</text:p>
          <text:list>
            <text:list-item>
              <text:p text:style-name="P12">GET /users/:userID/friends/:userID</text:p>
            </text:list-item>
          </text:list>
        </text:list-item>
        <text:list-item>
          <text:p text:style-name="P13">Get all users</text:p>
          <text:list>
            <text:list-item>
              <text:p text:style-name="P13">GET /users/</text:p>
            </text:list-item>
          </text:list>
        </text:list-item>
        <text:list-item>
          <text:p text:style-name="P14"><text:span text:style-name="T17">A</text:span>dd <text:span text:style-name="T17">and</text:span> <text:span text:style-name="T17">remove</text:span> friends</text:p>
          <text:list>
            <text:list-item>
              <text:p text:style-name="P15">PUT /<text:span text:style-name="T11">users/:userID/friends/:friendID</text:span></text:p>
            </text:list-item>
            <text:list-item>
              <text:p text:style-name="P16">DELETE <text:span text:style-name="T10">/users/:userID/friends/:friendID</text:span></text:p>
            </text:list-item>
          </text:list>
        </text:list-item>
        <text:list-item>
          <text:p text:style-name="P24">Add, modify, delete reminders</text:p>
          <text:list>
            <text:list-item>
              <text:p text:style-name="P24">POST /users/:userID/reminders/</text:p>
              <text:p text:style-name="P25"><text:span text:style-name="T26">(Previously) </text:span>POST /users/:userID/reminders/:reminderID/date/:date/</text:p>
            </text:list-item>
            <text:list-item>
              <text:p text:style-name="P26">PUT /users/:userID/reminders/</text:p>
              <text:p text:style-name="P27"><text:span text:style-name="T27">(Previously) </text:span></text:p>
              <text:p text:style-name="P27">PUT /users/:userID/reminders/:reminderID/friends/:friendID</text:p>
              <text:p text:style-name="P27">PUT /users/:userID/reminders/:reminderID/<text:span text:style-name="T16">date</text:span>/:<text:span text:style-name="T16">date</text:span></text:p>
            </text:list-item>
            <text:list-item>
              <text:p text:style-name="P28">DELETE<text:span text:style-name="T15"> /users/:userID/reminders/</text:span></text:p>
              <text:p text:style-name="P29"><text:span text:style-name="T28">(Perviously) </text:span></text:p>
              <text:p text:style-name="P29">DELETE<text:span text:style-name="T15"> /users/:userID/reminders/:reminderID</text:span></text:p>
              <text:p text:style-name="P29">DELETE<text:span text:style-name="T15"> /users/:userID/reminders/:reminderID/friends/:friendID</text:span></text:p>
            </text:list-item>
          </text:list>
        </text:list-item>
        <text:list-item>
          <text:p text:style-name="P22">Add connection to Google Calendar API and list events in calendar</text:p>
          <text:p text:style-name="P23">(Previously) None. This was added recently.</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38:36.370194149</meta:creation-date>
    <dc:date>2017-10-17T08:18:04.241335403</dc:date>
    <meta:editing-duration>PT15H21M25S</meta:editing-duration>
    <meta:editing-cycles>57</meta:editing-cycles>
    <meta:generator>LibreOffice/5.1.6.2$Linux_X86_64 LibreOffice_project/10m0$Build-2</meta:generator>
    <meta:document-statistic meta:table-count="0" meta:image-count="0" meta:object-count="0" meta:page-count="2" meta:paragraph-count="49" meta:word-count="345" meta:character-count="2658" meta:non-whitespace-character-count="2389"/>
  </office:meta>
</office:document-meta>
</file>